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036cm" fo:min-width="1.786cm" fo:padding-top="0.142cm" fo:padding-bottom="0.142cm" fo:padding-left="0.267cm" fo:padding-right="0.267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.224cm" fo:min-width="1.752cm" fo:padding-top="0.142cm" fo:padding-bottom="0.142cm" fo:padding-left="0.267cm" fo:padding-right="0.26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35cm" svg:stroke-color="#111111" draw:marker-start-width="0.252cm" draw:marker-end-width="0.252cm" draw:fill="none" draw:textarea-horizontal-align="justify" draw:textarea-vertical-align="middle" draw:auto-grow-height="false" fo:min-height="2.002cm" fo:min-width="1.752cm" fo:padding-top="0.142cm" fo:padding-bottom="0.142cm" fo:padding-left="0.267cm" fo:padding-right="0.267cm"/>
    </style:style>
    <style:style style:name="gr7" style:family="graphic" style:parent-style-name="objectwithoutfill">
      <style:graphic-properties svg:stroke-color="#ffffff" draw:fill="none" draw:textarea-vertical-align="middle"/>
    </style:style>
    <style:style style:name="gr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286cm" svg:height="2.286cm" svg:x="1.016cm" svg:y="2.03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318cm" svg:y1="0cm" svg:x2="4.318cm" svg:y2="6.858cm">
          <text:p/>
        </draw:line>
        <draw:frame draw:style-name="gr3" draw:text-style-name="P2" draw:layer="layout" svg:width="1.065cm" svg:height="0.962cm" svg:x="0cm" svg:y="0.054cm">
          <draw:text-box>
            <text:p>a)</text:p>
          </draw:text-box>
        </draw:frame>
        <draw:frame draw:style-name="gr3" draw:text-style-name="P2" draw:layer="layout" svg:width="1.065cm" svg:height="0.962cm" svg:x="4.523cm" svg:y="0.054cm">
          <draw:text-box>
            <text:p>b)</text:p>
          </draw:text-box>
        </draw:frame>
        <draw:custom-shape draw:style-name="gr4" draw:text-style-name="P3" draw:layer="layout" svg:width="2.286cm" svg:height="0.508cm" svg:x="1.016cm" svg:y="3.8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254cm" svg:y1="3.048cm" svg:x2="1.016cm" svg:y2="4.318cm">
          <text:p/>
        </draw:line>
        <draw:line draw:style-name="gr5" draw:text-style-name="P1" draw:layer="layout" svg:x1="3.302cm" svg:y1="4.318cm" svg:x2="4.064cm" svg:y2="3.048cm">
          <text:p/>
        </draw:line>
        <draw:custom-shape draw:style-name="gr6" draw:text-style-name="P1" draw:layer="layout" svg:width="2.286cm" svg:height="2.286cm" svg:x="5.842cm" svg:y="2.0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508cm" svg:x="5.842cm" svg:y="3.8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5.08cm" svg:y1="3.048cm" svg:x2="5.842cm" svg:y2="4.318cm">
          <text:p/>
        </draw:line>
        <draw:line draw:style-name="gr5" draw:text-style-name="P1" draw:layer="layout" svg:x1="8.128cm" svg:y1="4.318cm" svg:x2="8.89cm" svg:y2="3.048cm">
          <text:p/>
        </draw:line>
        <draw:line draw:style-name="gr5" draw:text-style-name="P1" draw:layer="layout" svg:x1="8.89cm" svg:y1="5.334cm" svg:x2="8.128cm" svg:y2="4.318cm">
          <text:p/>
        </draw:line>
        <draw:custom-shape draw:style-name="gr6" draw:text-style-name="P1" draw:layer="layout" svg:width="2.286cm" svg:height="2.286cm" svg:x="9.144cm" svg:y="3.0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286cm" svg:height="0.508cm" svg:x="9.144cm" svg:y="4.8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38cm" svg:y1="0cm" svg:x2="11.938cm" svg:y2="6.858cm">
          <text:p/>
        </draw:line>
        <draw:frame draw:style-name="gr3" draw:text-style-name="P2" draw:layer="layout" svg:width="1.065cm" svg:height="0.962cm" svg:x="12.192cm" svg:y="0.054cm">
          <draw:text-box>
            <text:p>c)</text:p>
          </draw:text-box>
        </draw:frame>
        <draw:custom-shape draw:style-name="gr6" draw:text-style-name="P1" draw:layer="layout" svg:width="2.286cm" svg:height="2.286cm" svg:x="12.954cm" svg:y="2.286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3.462cm" svg:y1="2.286cm" svg:x2="13.462cm" svg:y2="1.016cm">
          <text:p/>
        </draw:line>
        <draw:line draw:style-name="gr5" draw:text-style-name="P1" draw:layer="layout" svg:x1="14.478cm" svg:y1="4.572cm" svg:x2="14.478cm" svg:y2="5.842cm">
          <text:p/>
        </draw:line>
        <draw:line draw:style-name="gr2" draw:text-style-name="P1" draw:layer="layout" svg:x1="15.748cm" svg:y1="0cm" svg:x2="15.748cm" svg:y2="6.858cm">
          <text:p/>
        </draw:line>
        <draw:frame draw:style-name="gr3" draw:text-style-name="P2" draw:layer="layout" svg:width="1.065cm" svg:height="0.962cm" svg:x="16.002cm" svg:y="0.054cm">
          <draw:text-box>
            <text:p>d)</text:p>
          </draw:text-box>
        </draw:frame>
        <draw:custom-shape draw:style-name="gr6" draw:text-style-name="P1" xml:id="id2" draw:id="id2" draw:layer="layout" svg:width="2.286cm" svg:height="2.286cm" svg:x="17.272cm" svg:y="2.28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042cm" svg:y1="1.016cm" svg:x2="19.558cm" svg:y2="1.016cm">
          <text:p/>
        </draw:line>
        <draw:line draw:style-name="gr2" draw:text-style-name="P1" xml:id="id3" draw:id="id3" draw:layer="layout" svg:x1="16.764cm" svg:y1="1.016cm" svg:x2="17.018cm" svg:y2="1.016cm">
          <text:p/>
        </draw:line>
        <draw:line draw:style-name="gr2" draw:text-style-name="P1" xml:id="id1" draw:id="id1" draw:layer="layout" svg:x1="18.542cm" svg:y1="1.016cm" svg:x2="18.796cm" svg:y2="1.016cm">
          <text:p/>
        </draw:line>
        <draw:line draw:style-name="gr2" draw:text-style-name="P1" xml:id="id5" draw:id="id5" draw:layer="layout" svg:x1="19.812cm" svg:y1="1.016cm" svg:x2="20.066cm" svg:y2="1.016cm">
          <text:p/>
        </draw:line>
        <draw:connector draw:style-name="gr5" draw:text-style-name="P1" draw:layer="layout" draw:type="curve" draw:line-skew="-0.115cm" svg:x1="18.669cm" svg:y1="1.016cm" svg:x2="18.415cm" svg:y2="2.286cm" draw:start-shape="id1" draw:start-glue-point="0" draw:end-shape="id2" draw:end-glue-point="0" svg:d="M18669 1016c0 768-254 133-254 1270" svg:viewBox="0 0 255 1271">
          <text:p/>
        </draw:connector>
        <draw:line draw:style-name="gr2" draw:text-style-name="P1" xml:id="id4" draw:id="id4" draw:layer="layout" svg:x1="17.272cm" svg:y1="2.286cm" svg:x2="17.526cm" svg:y2="2.286cm">
          <text:p/>
        </draw:line>
        <draw:line draw:style-name="gr2" draw:text-style-name="P1" xml:id="id6" draw:id="id6" draw:layer="layout" svg:x1="19.304cm" svg:y1="2.286cm" svg:x2="19.558cm" svg:y2="2.286cm">
          <text:p/>
        </draw:line>
        <draw:connector draw:style-name="gr5" draw:text-style-name="P1" draw:layer="layout" draw:type="curve" svg:x1="16.891cm" svg:y1="1.016cm" svg:x2="17.272cm" svg:y2="2.286cm" draw:start-shape="id3" draw:start-glue-point="0" draw:end-shape="id4" svg:d="M16891 1016c0 952 381 318 381 1270" svg:viewBox="0 0 382 1271">
          <text:p/>
        </draw:connector>
        <draw:connector draw:style-name="gr5" draw:text-style-name="P1" draw:layer="layout" draw:type="curve" svg:x1="19.939cm" svg:y1="1.016cm" svg:x2="19.558cm" svg:y2="2.286cm" draw:start-shape="id5" draw:start-glue-point="0" draw:end-shape="id6" draw:end-glue-point="1" svg:d="M19939 1016c0 952-381 318-381 1270" svg:viewBox="0 0 382 1271">
          <text:p/>
        </draw:connector>
        <draw:connector draw:style-name="gr8" draw:text-style-name="P1" draw:layer="layout" draw:type="curve" draw:line-skew="0.032cm" svg:x1="17.526cm" svg:y1="2.286cm" svg:x2="17.018cm" svg:y2="1.016cm" draw:start-shape="id4" draw:start-glue-point="1" draw:end-shape="id3" draw:end-glue-point="1" svg:d="M17526 2286c0-904-508-270-508-1270" svg:viewBox="0 0 509 1271">
          <text:p/>
        </draw:connector>
        <draw:line draw:style-name="gr2" draw:text-style-name="P1" xml:id="id7" draw:id="id7" draw:layer="layout" svg:x1="18.415cm" svg:y1="2.286cm" svg:x2="18.669cm" svg:y2="2.286cm">
          <text:p/>
        </draw:line>
        <draw:connector draw:style-name="gr8" draw:text-style-name="P1" draw:layer="layout" draw:type="curve" draw:line-skew="0.127cm" svg:x1="18.669cm" svg:y1="2.286cm" svg:x2="18.796cm" svg:y2="1.016cm" draw:start-shape="id7" draw:start-glue-point="1" draw:end-shape="id1" draw:end-glue-point="1" svg:d="M18669 2286c0-762 127-127 127-1270" svg:viewBox="0 0 128 1271">
          <text:p/>
        </draw:connector>
        <draw:connector draw:style-name="gr8" draw:text-style-name="P1" draw:layer="layout" draw:type="curve" svg:x1="19.304cm" svg:y1="2.286cm" svg:x2="19.812cm" svg:y2="1.016cm" draw:start-shape="id6" draw:start-glue-point="3" draw:end-shape="id5" draw:end-glue-point="3" svg:d="M19304 2286c0-952 508-318 508-1270" svg:viewBox="0 0 509 1271">
          <text:p/>
        </draw:connector>
        <draw:line draw:style-name="gr2" draw:text-style-name="P1" draw:layer="layout" svg:x1="20.574cm" svg:y1="0cm" svg:x2="20.574cm" svg:y2="6.858cm">
          <text:p/>
        </draw:line>
        <draw:frame draw:style-name="gr3" draw:text-style-name="P2" draw:layer="layout" svg:width="1.065cm" svg:height="0.962cm" svg:x="20.828cm" svg:y="0.054cm">
          <draw:text-box>
            <text:p>e)</text:p>
          </draw:text-box>
        </draw:frame>
        <draw:custom-shape draw:style-name="gr6" draw:text-style-name="P1" draw:layer="layout" svg:width="2.286cm" svg:height="2.286cm" svg:x="21.59cm" svg:y="2.28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4.384cm" svg:y1="0cm" svg:x2="24.384cm" svg:y2="6.858cm">
          <text:p/>
        </draw:line>
        <draw:custom-shape draw:style-name="gr4" draw:text-style-name="P3" draw:layer="layout" svg:width="2.286cm" svg:height="0.508cm" svg:x="21.59cm" svg:y="4.06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828cm" svg:y1="3.556cm" svg:x2="21.59cm" svg:y2="4.064cm">
          <text:p/>
        </draw:line>
        <draw:line draw:style-name="gr5" draw:text-style-name="P1" draw:layer="layout" svg:x1="21.59cm" svg:y1="4.572cm" svg:x2="20.828cm" svg:y2="4.826cm">
          <text:p/>
        </draw:line>
        <draw:frame draw:style-name="gr3" draw:text-style-name="P2" draw:layer="layout" svg:width="1.065cm" svg:height="0.962cm" svg:x="24.384cm" svg:y="0cm">
          <draw:text-box>
            <text:p>f)</text:p>
          </draw:text-box>
        </draw:frame>
        <draw:frame draw:style-name="gr9" draw:text-style-name="P2" draw:layer="layout" svg:width="3.004cm" svg:height="1.673cm" svg:x="24.892cm" svg:y="3.302cm">
          <draw:text-box>
            <text:p>Add a</text:p>
            <text:p>Fig. here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0.84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3.6cm" svg:x="1cm" svg:y="4.12cm"/>
      <draw:page-thumbnail draw:layer="backgroundobjects" svg:width="9.294cm" svg:height="3.6cm" svg:x="1cm" svg:y="12.168cm"/>
      <draw:page-thumbnail draw:layer="backgroundobjects" svg:width="9.294cm" svg:height="3.6cm" svg:x="1cm" svg:y="20.216cm"/>
      <draw:page-thumbnail draw:layer="backgroundobjects" svg:width="9.294cm" svg:height="3.6cm" svg:x="11.295cm" svg:y="4.12cm"/>
      <draw:page-thumbnail draw:layer="backgroundobjects" svg:width="9.294cm" svg:height="3.6cm" svg:x="11.295cm" svg:y="12.168cm"/>
      <draw:page-thumbnail draw:layer="backgroundobjects" svg:width="9.294cm" svg:height="3.6cm" svg:x="11.295cm" svg:y="20.216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1T10:47:48.376890615</meta:creation-date>
    <dc:date>2016-10-21T11:12:06.395978357</dc:date>
    <meta:editing-duration>PT12M18S</meta:editing-duration>
    <meta:editing-cycles>3</meta:editing-cycles>
    <meta:generator>LibreOffice/4.4.6.3$Linux_X86_64 LibreOffice_project/40m0$Build-3</meta:generator>
    <meta:document-statistic meta:object-count="67"/>
  </office:meta>
</office:document-meta>
</file>